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4" style:family="graphic" style:parent-style-name="standard">
      <style:graphic-properties draw:stroke="solid" svg:stroke-width="0.008cm" svg:stroke-color="#000000" draw:marker-start="Marker_5f_0" draw:marker-start-width="0.276cm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5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middle" fo:min-height="7.468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middle" fo:min-height="0.418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solid" draw:fill-color="#ffffff" draw:shadow="hidden"/>
    </style:style>
    <style:style style:name="gr9" style:family="graphic" style:parent-style-name="standard">
      <style:graphic-properties draw:stroke="none" draw:fill="none" draw:textarea-vertical-align="middle" fo:min-height="0.518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0.718cm" fo:min-width="2.54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20%" fo:text-align="center" fo:text-indent="0cm" style:writing-mode="lr-tb"/>
    </style:style>
    <style:style style:name="T1" style:family="text">
      <style:text-properties fo:color="#000000" fo:font-family="Arial" fo:font-size="8pt" style:font-family-asian="Arial" style:font-size-asian="8pt" style:font-family-complex="Arial" style:font-size-complex="8pt" loext:opacity="100%"/>
    </style:style>
    <style:style style:name="T2" style:family="text">
      <style:text-properties fo:color="#000000" fo:font-family="Arial" fo:font-size="12pt" style:font-family-asian="Arial" style:font-size-asian="12pt" style:font-family-complex="Arial" style:font-size-complex="12pt" loext:opacity="100%"/>
    </style:style>
    <style:style style:name="T3" style:family="text">
      <style:text-properties fo:color="#000000" fo:font-family="Arial" fo:font-size="10pt" fo:font-weight="bold" style:font-family-asian="Arial" style:font-size-asian="10pt" style:font-weight-asian="bold" style:font-family-complex="Arial" style:font-size-complex="10pt" style:font-weight-complex="bold" loext:opacity="100%"/>
    </style:style>
    <style:style style:name="T4" style:family="text">
      <style:text-properties fo:color="#000000" fo:font-family="Arial" fo:font-size="8pt" fo:font-weight="bold" style:font-family-asian="Arial" style:font-size-asian="8pt" style:font-weight-asian="bold" style:font-family-complex="Arial" style:font-size-complex="8pt" style:font-weight-complex="bold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line draw:style-name="gr1" draw:layer="layout" svg:x1="1cm" svg:y1="2.7cm" svg:x2="5.299cm" svg:y2="2.7cm">
          <text:p/>
        </draw:line>
        <draw:line draw:style-name="gr1" draw:layer="layout" svg:x1="1cm" svg:y1="2.7cm" svg:x2="1cm" svg:y2="12.5cm">
          <text:p/>
        </draw:line>
        <draw:line draw:style-name="gr1" draw:layer="layout" svg:x1="26cm" svg:y1="2.7cm" svg:x2="26cm" svg:y2="12.5cm">
          <text:p/>
        </draw:line>
        <draw:line draw:style-name="gr1" draw:layer="layout" svg:x1="1cm" svg:y1="12.5cm" svg:x2="26cm" svg:y2="12.5cm">
          <text:p/>
        </draw:line>
        <draw:line draw:style-name="gr1" draw:layer="layout" svg:x1="25.675cm" svg:y1="3cm" svg:x2="25.701cm" svg:y2="12.201cm">
          <text:p/>
        </draw:line>
        <draw:line draw:style-name="gr1" draw:layer="layout" svg:x1="28.2cm" svg:y1="9cm" svg:x2="28.2cm" svg:y2="8.65cm">
          <text:p/>
        </draw:line>
        <draw:line draw:style-name="gr1" draw:layer="layout" svg:x1="1.3cm" svg:y1="3cm" svg:x2="1.3cm" svg:y2="7cm">
          <text:p/>
        </draw:line>
        <draw:line draw:style-name="gr1" draw:layer="layout" svg:x1="1.3cm" svg:y1="7.3cm" svg:x2="1.3cm" svg:y2="8.699cm">
          <text:p/>
        </draw:line>
        <draw:line draw:style-name="gr1" draw:layer="layout" svg:x1="12cm" svg:y1="9cm" svg:x2="12cm" svg:y2="12.199cm">
          <text:p/>
        </draw:line>
        <draw:line draw:style-name="gr1" draw:layer="layout" svg:x1="1.3cm" svg:y1="12.2cm" svg:x2="11.999cm" svg:y2="12.2cm">
          <text:p/>
        </draw:line>
        <draw:polyline draw:style-name="gr1" draw:layer="layout" svg:width="10.7cm" svg:height="4cm" svg:x="1.3cm" svg:y="3cm" svg:viewBox="0 0 10701 4001" draw:points="0,0 10701,0 10701,4001">
          <text:p/>
        </draw:polyline>
        <draw:line draw:style-name="gr1" draw:layer="layout" svg:x1="12.3cm" svg:y1="8.7cm" svg:x2="12.3cm" svg:y2="12.199cm">
          <text:p/>
        </draw:line>
        <draw:line draw:style-name="gr1" draw:layer="layout" svg:x1="2cm" svg:y1="7cm" svg:x2="2cm" svg:y2="7.275cm">
          <text:p/>
        </draw:line>
        <draw:line draw:style-name="gr1" draw:layer="layout" svg:x1="2.7cm" svg:y1="7cm" svg:x2="2.7cm" svg:y2="7.199cm">
          <text:p/>
        </draw:line>
        <draw:line draw:style-name="gr1" draw:layer="layout" svg:x1="1.3cm" svg:y1="7cm" svg:x2="1.999cm" svg:y2="7cm">
          <text:p/>
        </draw:line>
        <draw:line draw:style-name="gr2" draw:layer="layout" svg:x1="1.3cm" svg:y1="7.301cm" svg:x2="2.001cm" svg:y2="7.275cm">
          <text:p/>
        </draw:line>
        <draw:line draw:style-name="gr1" draw:layer="layout" svg:x1="2.7cm" svg:y1="7cm" svg:x2="6.5cm" svg:y2="7cm">
          <text:p/>
        </draw:line>
        <draw:line draw:style-name="gr1" draw:layer="layout" svg:x1="2.7cm" svg:y1="7.2cm" svg:x2="6.5cm" svg:y2="7.2cm">
          <text:p/>
        </draw:line>
        <draw:line draw:style-name="gr1" draw:layer="layout" svg:x1="6.5cm" svg:y1="7cm" svg:x2="6.5cm" svg:y2="7.199cm">
          <text:p/>
        </draw:line>
        <draw:line draw:style-name="gr1" draw:layer="layout" svg:x1="7.2cm" svg:y1="7cm" svg:x2="8.5cm" svg:y2="7cm">
          <text:p/>
        </draw:line>
        <draw:line draw:style-name="gr1" draw:layer="layout" svg:x1="7.2cm" svg:y1="7.2cm" svg:x2="8.5cm" svg:y2="7.2cm">
          <text:p/>
        </draw:line>
        <draw:line draw:style-name="gr1" draw:layer="layout" svg:x1="7.2cm" svg:y1="7cm" svg:x2="7.2cm" svg:y2="7.199cm">
          <text:p/>
        </draw:line>
        <draw:line draw:style-name="gr1" draw:layer="layout" svg:x1="8.5cm" svg:y1="7cm" svg:x2="9.999cm" svg:y2="7cm">
          <text:p/>
        </draw:line>
        <draw:line draw:style-name="gr1" draw:layer="layout" svg:x1="8.5cm" svg:y1="7.2cm" svg:x2="9.999cm" svg:y2="7.2cm">
          <text:p/>
        </draw:line>
        <draw:line draw:style-name="gr1" draw:layer="layout" svg:x1="10cm" svg:y1="7cm" svg:x2="10cm" svg:y2="7.199cm">
          <text:p/>
        </draw:line>
        <draw:line draw:style-name="gr1" draw:layer="layout" svg:x1="10.8cm" svg:y1="7cm" svg:x2="11.999cm" svg:y2="7cm">
          <text:p/>
        </draw:line>
        <draw:line draw:style-name="gr1" draw:layer="layout" svg:x1="10.8cm" svg:y1="7cm" svg:x2="10.8cm" svg:y2="7.224cm">
          <text:p/>
        </draw:line>
        <draw:line draw:style-name="gr1" draw:layer="layout" svg:x1="10.8cm" svg:y1="7.225cm" svg:x2="12.3cm" svg:y2="7.225cm">
          <text:p/>
        </draw:line>
        <draw:line draw:style-name="gr1" draw:layer="layout" svg:x1="12.3cm" svg:y1="3cm" svg:x2="12.3cm" svg:y2="7.225cm">
          <text:p/>
        </draw:line>
        <draw:line draw:style-name="gr1" draw:layer="layout" svg:x1="15cm" svg:y1="7.2cm" svg:x2="15cm" svg:y2="3cm">
          <text:p/>
        </draw:line>
        <draw:line draw:style-name="gr1" draw:layer="layout" svg:x1="12.3cm" svg:y1="3cm" svg:x2="12.999cm" svg:y2="3cm">
          <text:p/>
        </draw:line>
        <draw:line draw:style-name="gr1" draw:layer="layout" svg:x1="15.3cm" svg:y1="3cm" svg:x2="15.3cm" svg:y2="7cm">
          <text:p/>
        </draw:line>
        <draw:line draw:style-name="gr1" draw:layer="layout" svg:x1="15.3cm" svg:y1="3.051cm" svg:x2="25.676cm" svg:y2="3.025cm">
          <text:p/>
        </draw:line>
        <draw:line draw:style-name="gr1" draw:layer="layout" svg:x1="12.3cm" svg:y1="12.2cm" svg:x2="14.999cm" svg:y2="12.2cm">
          <text:p/>
        </draw:line>
        <draw:line draw:style-name="gr1" draw:layer="layout" svg:x1="15cm" svg:y1="8.7cm" svg:x2="15cm" svg:y2="12.199cm">
          <text:p/>
        </draw:line>
        <draw:line draw:style-name="gr1" draw:layer="layout" svg:x1="15.2cm" svg:y1="9cm" svg:x2="15.2cm" svg:y2="12.199cm">
          <text:p/>
        </draw:line>
        <draw:line draw:style-name="gr1" draw:layer="layout" svg:x1="15.2cm" svg:y1="12.2cm" svg:x2="25.699cm" svg:y2="12.2cm">
          <text:p/>
        </draw:line>
        <draw:line draw:style-name="gr1" draw:layer="layout" svg:x1="5.2cm" svg:y1="2.7cm" svg:x2="13cm" svg:y2="2.7cm">
          <text:p/>
        </draw:line>
        <draw:line draw:style-name="gr1" draw:layer="layout" svg:x1="13cm" svg:y1="2.7cm" svg:x2="13cm" svg:y2="2.999cm">
          <text:p/>
        </draw:line>
        <draw:line draw:style-name="gr3" draw:layer="layout" svg:x1="5cm" svg:y1="3cm" svg:x2="5cm" svg:y2="7cm">
          <text:p/>
        </draw:line>
        <draw:line draw:style-name="gr3" draw:layer="layout" svg:x1="22cm" svg:y1="3.034cm" svg:x2="22cm" svg:y2="7cm">
          <text:p/>
        </draw:line>
        <draw:line draw:style-name="gr3" draw:layer="layout" svg:x1="18.525cm" svg:y1="3.042cm" svg:x2="18.525cm" svg:y2="6.999cm">
          <text:p/>
        </draw:line>
        <draw:line draw:style-name="gr3" draw:layer="layout" svg:x1="18.5cm" svg:y1="9cm" svg:x2="18.5cm" svg:y2="12.199cm">
          <text:p/>
        </draw:line>
        <draw:line draw:style-name="gr3" draw:layer="layout" svg:x1="22cm" svg:y1="9cm" svg:x2="22cm" svg:y2="12.199cm">
          <text:p/>
        </draw:line>
        <draw:line draw:style-name="gr3" draw:layer="layout" svg:x1="5cm" svg:y1="9cm" svg:x2="5cm" svg:y2="12.199cm">
          <text:p/>
        </draw:line>
        <draw:line draw:style-name="gr1" draw:layer="layout" svg:x1="16.5cm" svg:y1="7cm" svg:x2="16.5cm" svg:y2="7.199cm">
          <text:p/>
        </draw:line>
        <draw:line draw:style-name="gr1" draw:layer="layout" svg:x1="17.2cm" svg:y1="7cm" svg:x2="17.2cm" svg:y2="7.275cm">
          <text:p/>
        </draw:line>
        <draw:line draw:style-name="gr1" draw:layer="layout" svg:x1="16.5cm" svg:y1="8.7cm" svg:x2="16.5cm" svg:y2="9cm">
          <text:p/>
        </draw:line>
        <draw:line draw:style-name="gr1" draw:layer="layout" svg:x1="17.2cm" svg:y1="8.7cm" svg:x2="17.2cm" svg:y2="9.024cm">
          <text:p/>
        </draw:line>
        <draw:line draw:style-name="gr1" draw:layer="layout" svg:x1="20cm" svg:y1="7cm" svg:x2="20cm" svg:y2="7.249cm">
          <text:p/>
        </draw:line>
        <draw:line draw:style-name="gr1" draw:layer="layout" svg:x1="20.8cm" svg:y1="7cm" svg:x2="20.8cm" svg:y2="7.249cm">
          <text:p/>
        </draw:line>
        <draw:line draw:style-name="gr1" draw:layer="layout" svg:x1="20cm" svg:y1="8.8cm" svg:x2="20cm" svg:y2="8.999cm">
          <text:p/>
        </draw:line>
        <draw:line draw:style-name="gr1" draw:layer="layout" svg:x1="23.5cm" svg:y1="7cm" svg:x2="23.5cm" svg:y2="7.224cm">
          <text:p/>
        </draw:line>
        <draw:line draw:style-name="gr1" draw:layer="layout" svg:x1="23.5cm" svg:y1="8.7cm" svg:x2="23.5cm" svg:y2="9.024cm">
          <text:p/>
        </draw:line>
        <draw:line draw:style-name="gr1" draw:layer="layout" svg:x1="24.3cm" svg:y1="8.7cm" svg:x2="24.3cm" svg:y2="8.975cm">
          <text:p/>
        </draw:line>
        <draw:line draw:style-name="gr1" draw:layer="layout" svg:x1="15.3cm" svg:y1="7cm" svg:x2="16.499cm" svg:y2="7cm">
          <text:p/>
        </draw:line>
        <draw:line draw:style-name="gr1" draw:layer="layout" svg:x1="15cm" svg:y1="7.2cm" svg:x2="16.5cm" svg:y2="7.2cm">
          <text:p/>
        </draw:line>
        <draw:line draw:style-name="gr1" draw:layer="layout" svg:x1="17.2cm" svg:y1="7cm" svg:x2="18.524cm" svg:y2="7cm">
          <text:p/>
        </draw:line>
        <draw:line draw:style-name="gr1" draw:layer="layout" svg:x1="17.2cm" svg:y1="7.276cm" svg:x2="20.001cm" svg:y2="7.25cm">
          <text:p/>
        </draw:line>
        <draw:line draw:style-name="gr1" draw:layer="layout" svg:x1="18.525cm" svg:y1="7cm" svg:x2="20cm" svg:y2="7cm">
          <text:p/>
        </draw:line>
        <draw:line draw:style-name="gr1" draw:layer="layout" svg:x1="20.8cm" svg:y1="7cm" svg:x2="23.499cm" svg:y2="7cm">
          <text:p/>
        </draw:line>
        <draw:line draw:style-name="gr1" draw:layer="layout" svg:x1="20.8cm" svg:y1="7.25cm" svg:x2="23.499cm" svg:y2="7.25cm">
          <text:p/>
        </draw:line>
        <draw:line draw:style-name="gr1" draw:layer="layout" svg:x1="24.3cm" svg:y1="7cm" svg:x2="25.687cm" svg:y2="7.026cm">
          <text:p/>
        </draw:line>
        <draw:line draw:style-name="gr1" draw:layer="layout" svg:x1="24.3cm" svg:y1="7cm" svg:x2="24.3cm" svg:y2="7.299cm">
          <text:p/>
        </draw:line>
        <draw:line draw:style-name="gr1" draw:layer="layout" svg:x1="24.3cm" svg:y1="7.3cm" svg:x2="25.686cm" svg:y2="7.3cm">
          <text:p/>
        </draw:line>
        <draw:line draw:style-name="gr1" draw:layer="layout" svg:x1="15cm" svg:y1="8.7cm" svg:x2="16.5cm" svg:y2="8.7cm">
          <text:p/>
        </draw:line>
        <draw:line draw:style-name="gr1" draw:layer="layout" svg:x1="17.2cm" svg:y1="8.7cm" svg:x2="19.999cm" svg:y2="8.7cm">
          <text:p/>
        </draw:line>
        <draw:line draw:style-name="gr1" draw:layer="layout" svg:x1="15.2cm" svg:y1="9cm" svg:x2="16.499cm" svg:y2="9cm">
          <text:p/>
        </draw:line>
        <draw:line draw:style-name="gr1" draw:layer="layout" svg:x1="17.2cm" svg:y1="9.026cm" svg:x2="20.001cm" svg:y2="9cm">
          <text:p/>
        </draw:line>
        <draw:line draw:style-name="gr1" draw:layer="layout" svg:x1="19.999cm" svg:y1="8.7cm" svg:x2="19.999cm" svg:y2="9.001cm">
          <text:p/>
        </draw:line>
        <draw:line draw:style-name="gr1" draw:layer="layout" svg:x1="20.8cm" svg:y1="8.7cm" svg:x2="20.8cm" svg:y2="9cm">
          <text:p/>
        </draw:line>
        <draw:line draw:style-name="gr1" draw:layer="layout" svg:x1="20.8cm" svg:y1="8.7cm" svg:x2="23.499cm" svg:y2="8.7cm">
          <text:p/>
        </draw:line>
        <draw:line draw:style-name="gr1" draw:layer="layout" svg:x1="20.8cm" svg:y1="9cm" svg:x2="23.499cm" svg:y2="9cm">
          <text:p/>
        </draw:line>
        <draw:line draw:style-name="gr1" draw:layer="layout" svg:x1="24.3cm" svg:y1="8.7cm" svg:x2="25.69cm" svg:y2="8.7cm">
          <text:p/>
        </draw:line>
        <draw:line draw:style-name="gr1" draw:layer="layout" svg:x1="24.3cm" svg:y1="8.975cm" svg:x2="25.691cm" svg:y2="8.975cm">
          <text:p/>
        </draw:line>
        <draw:line draw:style-name="gr2" draw:layer="layout" svg:x1="2.5cm" svg:y1="2.7cm" svg:x2="2.5cm" svg:y2="2.999cm">
          <text:p/>
        </draw:line>
        <draw:line draw:style-name="gr2" draw:layer="layout" svg:x1="3.7cm" svg:y1="2.7cm" svg:x2="3.7cm" svg:y2="2.999cm">
          <text:p/>
        </draw:line>
        <draw:line draw:style-name="gr2" draw:layer="layout" svg:x1="2.5cm" svg:y1="2.8cm" svg:x2="3.7cm" svg:y2="2.8cm">
          <text:p/>
        </draw:line>
        <draw:line draw:style-name="gr2" draw:layer="layout" svg:x1="2.5cm" svg:y1="3cm" svg:x2="3.7cm" svg:y2="3cm">
          <text:p/>
        </draw:line>
        <draw:line draw:style-name="gr2" draw:layer="layout" svg:x1="2.5cm" svg:y1="2.875cm" svg:x2="3.7cm" svg:y2="2.875cm">
          <text:p/>
        </draw:line>
        <draw:line draw:style-name="gr2" draw:layer="layout" svg:x1="6.5cm" svg:y1="2.7cm" svg:x2="6.5cm" svg:y2="2.999cm">
          <text:p/>
        </draw:line>
        <draw:line draw:style-name="gr2" draw:layer="layout" svg:x1="7.8cm" svg:y1="2.7cm" svg:x2="7.8cm" svg:y2="2.999cm">
          <text:p/>
        </draw:line>
        <draw:line draw:style-name="gr2" draw:layer="layout" svg:x1="6.5cm" svg:y1="2.8cm" svg:x2="7.8cm" svg:y2="2.8cm">
          <text:p/>
        </draw:line>
        <draw:line draw:style-name="gr2" draw:layer="layout" svg:x1="6.5cm" svg:y1="2.8cm" svg:x2="6.999cm" svg:y2="2.8cm">
          <text:p/>
        </draw:line>
        <draw:line draw:style-name="gr2" draw:layer="layout" svg:x1="6.5cm" svg:y1="2.9cm" svg:x2="7.8cm" svg:y2="2.9cm">
          <text:p/>
        </draw:line>
        <draw:line draw:style-name="gr2" draw:layer="layout" svg:x1="10cm" svg:y1="2.7cm" svg:x2="10cm" svg:y2="2.999cm">
          <text:p/>
        </draw:line>
        <draw:line draw:style-name="gr2" draw:layer="layout" svg:x1="11.3cm" svg:y1="2.7cm" svg:x2="11.3cm" svg:y2="2.999cm">
          <text:p/>
        </draw:line>
        <draw:line draw:style-name="gr2" draw:layer="layout" svg:x1="10cm" svg:y1="2.8cm" svg:x2="11.3cm" svg:y2="2.8cm">
          <text:p/>
        </draw:line>
        <draw:line draw:style-name="gr2" draw:layer="layout" svg:x1="9.999cm" svg:y1="3cm" svg:x2="9.95cm" svg:y2="3cm">
          <text:p/>
        </draw:line>
        <draw:line draw:style-name="gr2" draw:layer="layout" svg:x1="10cm" svg:y1="2.9cm" svg:x2="11.3cm" svg:y2="2.9cm">
          <text:p/>
        </draw:line>
        <draw:line draw:style-name="gr2" draw:layer="layout" svg:x1="16.2cm" svg:y1="2.7cm" svg:x2="16.2cm" svg:y2="3.047cm">
          <text:p/>
        </draw:line>
        <draw:line draw:style-name="gr2" draw:layer="layout" svg:x1="17.3cm" svg:y1="2.7cm" svg:x2="17.3cm" svg:y2="3.045cm">
          <text:p/>
        </draw:line>
        <draw:line draw:style-name="gr2" draw:layer="layout" svg:x1="16.2cm" svg:y1="2.8cm" svg:x2="17.299cm" svg:y2="2.8cm">
          <text:p/>
        </draw:line>
        <draw:line draw:style-name="gr2" draw:layer="layout" svg:x1="16.2cm" svg:y1="2.875cm" svg:x2="17.299cm" svg:y2="2.875cm">
          <text:p/>
        </draw:line>
        <draw:line draw:style-name="gr2" draw:layer="layout" svg:x1="19.7cm" svg:y1="2.7cm" svg:x2="19.7cm" svg:y2="3.039cm">
          <text:p/>
        </draw:line>
        <draw:line draw:style-name="gr2" draw:layer="layout" svg:x1="20.8cm" svg:y1="2.7cm" svg:x2="20.8cm" svg:y2="3.036cm">
          <text:p/>
        </draw:line>
        <draw:line draw:style-name="gr2" draw:layer="layout" svg:x1="19.7cm" svg:y1="2.8cm" svg:x2="20.799cm" svg:y2="2.8cm">
          <text:p/>
        </draw:line>
        <draw:line draw:style-name="gr2" draw:layer="layout" svg:x1="19.7cm" svg:y1="2.9cm" svg:x2="20.799cm" svg:y2="2.9cm">
          <text:p/>
        </draw:line>
        <draw:line draw:style-name="gr2" draw:layer="layout" svg:x1="23.3cm" svg:y1="2.7cm" svg:x2="23.3cm" svg:y2="3.03cm">
          <text:p/>
        </draw:line>
        <draw:line draw:style-name="gr2" draw:layer="layout" svg:x1="24.5cm" svg:y1="2.7cm" svg:x2="24.5cm" svg:y2="3.027cm">
          <text:p/>
        </draw:line>
        <draw:line draw:style-name="gr2" draw:layer="layout" svg:x1="23.3cm" svg:y1="2.8cm" svg:x2="24.5cm" svg:y2="2.8cm">
          <text:p/>
        </draw:line>
        <draw:line draw:style-name="gr2" draw:layer="layout" svg:x1="23.3cm" svg:y1="2.875cm" svg:x2="24.501cm" svg:y2="2.901cm">
          <text:p/>
        </draw:line>
        <draw:line draw:style-name="gr2" draw:layer="layout" svg:x1="1cm" svg:y1="7.5cm" svg:x2="1.3cm" svg:y2="7.5cm">
          <text:p/>
        </draw:line>
        <draw:line draw:style-name="gr2" draw:layer="layout" svg:x1="1cm" svg:y1="8.3cm" svg:x2="1.3cm" svg:y2="8.3cm">
          <text:p/>
        </draw:line>
        <draw:line draw:style-name="gr2" draw:layer="layout" svg:x1="1cm" svg:y1="7.5cm" svg:x2="1cm" svg:y2="7.999cm">
          <text:p/>
        </draw:line>
        <draw:line draw:style-name="gr2" draw:layer="layout" svg:x1="1cm" svg:y1="7.5cm" svg:x2="1cm" svg:y2="8.299cm">
          <text:p/>
        </draw:line>
        <draw:line draw:style-name="gr2" draw:layer="layout" svg:x1="1.101cm" svg:y1="7.5cm" svg:x2="1.075cm" svg:y2="8.301cm">
          <text:p/>
        </draw:line>
        <draw:line draw:style-name="gr2" draw:layer="layout" svg:x1="1.15cm" svg:y1="7.5cm" svg:x2="1.15cm" svg:y2="8.299cm">
          <text:p/>
        </draw:line>
        <draw:line draw:style-name="gr2" draw:layer="layout" svg:x1="25.687cm" svg:y1="7.526cm" svg:x2="26.001cm" svg:y2="7.5cm">
          <text:p/>
        </draw:line>
        <draw:line draw:style-name="gr2" draw:layer="layout" svg:x1="25.689cm" svg:y1="8.275cm" svg:x2="25.999cm" svg:y2="8.275cm">
          <text:p/>
        </draw:line>
        <draw:line draw:style-name="gr2" draw:layer="layout" svg:x1="25.897cm" svg:y1="7.508cm" svg:x2="25.901cm" svg:y2="8.276cm">
          <text:p/>
        </draw:line>
        <draw:line draw:style-name="gr2" draw:layer="layout" svg:x1="25.822cm" svg:y1="7.514cm" svg:x2="25.826cm" svg:y2="8.276cm">
          <text:p/>
        </draw:line>
        <draw:line draw:style-name="gr2" draw:layer="layout" svg:x1="2.5cm" svg:y1="12.2cm" svg:x2="2.5cm" svg:y2="12.499cm">
          <text:p/>
        </draw:line>
        <draw:line draw:style-name="gr2" draw:layer="layout" svg:x1="3.8cm" svg:y1="12.2cm" svg:x2="3.8cm" svg:y2="12.499cm">
          <text:p/>
        </draw:line>
        <draw:line draw:style-name="gr2" draw:layer="layout" svg:x1="2.5cm" svg:y1="12.3cm" svg:x2="3.8cm" svg:y2="12.3cm">
          <text:p/>
        </draw:line>
        <draw:line draw:style-name="gr2" draw:layer="layout" svg:x1="2.5cm" svg:y1="12.375cm" svg:x2="3.801cm" svg:y2="12.401cm">
          <text:p/>
        </draw:line>
        <draw:line draw:style-name="gr2" draw:layer="layout" svg:x1="6.5cm" svg:y1="12.2cm" svg:x2="6.5cm" svg:y2="12.499cm">
          <text:p/>
        </draw:line>
        <draw:line draw:style-name="gr2" draw:layer="layout" svg:x1="7.7cm" svg:y1="12.2cm" svg:x2="7.7cm" svg:y2="12.499cm">
          <text:p/>
        </draw:line>
        <draw:line draw:style-name="gr2" draw:layer="layout" svg:x1="6.5cm" svg:y1="12.3cm" svg:x2="7.7cm" svg:y2="12.3cm">
          <text:p/>
        </draw:line>
        <draw:line draw:style-name="gr2" draw:layer="layout" svg:x1="6.5cm" svg:y1="12.4cm" svg:x2="7.7cm" svg:y2="12.4cm">
          <text:p/>
        </draw:line>
        <draw:line draw:style-name="gr2" draw:layer="layout" svg:x1="10.5cm" svg:y1="12.2cm" svg:x2="10.5cm" svg:y2="12.499cm">
          <text:p/>
        </draw:line>
        <draw:line draw:style-name="gr2" draw:layer="layout" svg:x1="11.5cm" svg:y1="12.2cm" svg:x2="11.5cm" svg:y2="12.499cm">
          <text:p/>
        </draw:line>
        <draw:line draw:style-name="gr2" draw:layer="layout" svg:x1="10.5cm" svg:y1="12.3cm" svg:x2="11.499cm" svg:y2="12.3cm">
          <text:p/>
        </draw:line>
        <draw:line draw:style-name="gr2" draw:layer="layout" svg:x1="10.5cm" svg:y1="12.375cm" svg:x2="11.501cm" svg:y2="12.401cm">
          <text:p/>
        </draw:line>
        <draw:line draw:style-name="gr2" draw:layer="layout" svg:x1="13cm" svg:y1="2cm" svg:x2="13cm" svg:y2="2.799cm">
          <text:p/>
        </draw:line>
        <draw:line draw:style-name="gr2" draw:layer="layout" svg:x1="16.3cm" svg:y1="12.2cm" svg:x2="16.3cm" svg:y2="12.499cm">
          <text:p/>
        </draw:line>
        <draw:line draw:style-name="gr2" draw:layer="layout" svg:x1="17.3cm" svg:y1="12.2cm" svg:x2="17.3cm" svg:y2="12.499cm">
          <text:p/>
        </draw:line>
        <draw:line draw:style-name="gr2" draw:layer="layout" svg:x1="16.3cm" svg:y1="12.3cm" svg:x2="17.299cm" svg:y2="12.3cm">
          <text:p/>
        </draw:line>
        <draw:line draw:style-name="gr2" draw:layer="layout" svg:x1="16.3cm" svg:y1="12.5cm" svg:x2="16.999cm" svg:y2="12.5cm">
          <text:p/>
        </draw:line>
        <draw:line draw:style-name="gr2" draw:layer="layout" svg:x1="16.3cm" svg:y1="12.375cm" svg:x2="17.299cm" svg:y2="12.375cm">
          <text:p/>
        </draw:line>
        <draw:line draw:style-name="gr2" draw:layer="layout" svg:x1="19.7cm" svg:y1="12.2cm" svg:x2="19.7cm" svg:y2="12.499cm">
          <text:p/>
        </draw:line>
        <draw:line draw:style-name="gr2" draw:layer="layout" svg:x1="20.8cm" svg:y1="12.2cm" svg:x2="20.8cm" svg:y2="12.499cm">
          <text:p/>
        </draw:line>
        <draw:line draw:style-name="gr2" draw:layer="layout" svg:x1="19.7cm" svg:y1="12.3cm" svg:x2="20.8cm" svg:y2="12.3cm">
          <text:p/>
        </draw:line>
        <draw:line draw:style-name="gr2" draw:layer="layout" svg:x1="19.7cm" svg:y1="12.375cm" svg:x2="20.8cm" svg:y2="12.375cm">
          <text:p/>
        </draw:line>
        <draw:line draw:style-name="gr2" draw:layer="layout" svg:x1="23.2cm" svg:y1="12.5cm" svg:x2="23.299cm" svg:y2="12.5cm">
          <text:p/>
        </draw:line>
        <draw:line draw:style-name="gr2" draw:layer="layout" svg:x1="-0.5cm" svg:y1="12.3cm" svg:x2="-1.3cm" svg:y2="12.3cm">
          <text:p/>
        </draw:line>
        <draw:line draw:style-name="gr2" draw:layer="layout" svg:x1="2cm" svg:y1="6.3cm" svg:x2="2cm" svg:y2="7cm">
          <text:p/>
        </draw:line>
        <draw:line draw:style-name="gr2" draw:layer="layout" svg:x1="6.5cm" svg:y1="6.3cm" svg:x2="6.5cm" svg:y2="7cm">
          <text:p/>
        </draw:line>
        <draw:line draw:style-name="gr2" draw:layer="layout" svg:x1="10cm" svg:y1="6.3cm" svg:x2="10cm" svg:y2="6.999cm">
          <text:p/>
        </draw:line>
        <draw:line draw:style-name="gr2" draw:layer="layout" svg:x1="17.2cm" svg:y1="6.3cm" svg:x2="17.2cm" svg:y2="7cm">
          <text:p/>
        </draw:line>
        <draw:line draw:style-name="gr2" draw:layer="layout" svg:x1="20.8cm" svg:y1="6.3cm" svg:x2="20.8cm" svg:y2="7cm">
          <text:p/>
        </draw:line>
        <draw:line draw:style-name="gr2" draw:layer="layout" svg:x1="24.3cm" svg:y1="6.3cm" svg:x2="24.3cm" svg:y2="7cm">
          <text:p/>
        </draw:line>
        <draw:line draw:style-name="gr2" draw:layer="layout" svg:x1="17.2cm" svg:y1="9.025cm" svg:x2="17.2cm" svg:y2="9.799cm">
          <text:p/>
        </draw:line>
        <draw:line draw:style-name="gr2" draw:layer="layout" svg:x1="20.825cm" svg:y1="9cm" svg:x2="20.825cm" svg:y2="9.799cm">
          <text:p/>
        </draw:line>
        <draw:line draw:style-name="gr2" draw:layer="layout" svg:x1="24.3cm" svg:y1="9cm" svg:x2="24.3cm" svg:y2="9.575cm">
          <text:p/>
        </draw:line>
        <draw:line draw:style-name="gr2" draw:layer="layout" svg:x1="25.5cm" svg:y1="12.2cm" svg:x2="25.5cm" svg:y2="12.499cm">
          <text:p/>
        </draw:line>
        <draw:line draw:style-name="gr2" draw:layer="layout" svg:x1="24.7cm" svg:y1="12.2cm" svg:x2="24.7cm" svg:y2="12.499cm">
          <text:p/>
        </draw:line>
        <draw:line draw:style-name="gr2" draw:layer="layout" svg:x1="24.7cm" svg:y1="12.3cm" svg:x2="25.499cm" svg:y2="12.3cm">
          <text:p/>
        </draw:line>
        <draw:line draw:style-name="gr2" draw:layer="layout" svg:x1="24.7cm" svg:y1="12.35cm" svg:x2="25.501cm" svg:y2="12.376cm">
          <text:p/>
        </draw:line>
        <draw:line draw:style-name="gr2" draw:layer="layout" svg:x1="22cm" svg:y1="10.5cm" svg:x2="23cm" svg:y2="10.5cm">
          <text:p/>
        </draw:line>
        <draw:line draw:style-name="gr2" draw:layer="layout" svg:x1="23cm" svg:y1="10cm" svg:x2="23cm" svg:y2="10.999cm">
          <text:p/>
        </draw:line>
        <draw:line draw:style-name="gr2" draw:layer="layout" svg:x1="23cm" svg:y1="9cm" svg:x2="23cm" svg:y2="9.324cm">
          <text:p/>
        </draw:line>
        <draw:line draw:style-name="gr2" draw:layer="layout" svg:x1="23cm" svg:y1="11.7cm" svg:x2="23cm" svg:y2="12.2cm">
          <text:p/>
        </draw:line>
        <draw:line draw:style-name="gr2" draw:layer="layout" svg:x1="23cm" svg:y1="10cm" svg:x2="23.574cm" svg:y2="10cm">
          <text:p/>
        </draw:line>
        <draw:line draw:style-name="gr2" draw:layer="layout" svg:x1="23cm" svg:y1="11.7cm" svg:x2="23.55cm" svg:y2="11.7cm">
          <text:p/>
        </draw:line>
        <draw:line draw:style-name="gr1" draw:layer="layout" svg:x1="14.3cm" svg:y1="2.7cm" svg:x2="14.3cm" svg:y2="2.975cm">
          <text:p/>
        </draw:line>
        <draw:line draw:style-name="gr1" draw:layer="layout" svg:x1="14.3cm" svg:y1="2.7cm" svg:x2="16.2cm" svg:y2="2.7cm">
          <text:p/>
        </draw:line>
        <draw:polyline draw:style-name="gr1" draw:layer="layout" svg:width="9.799cm" svg:height="0cm" svg:x="16.2cm" svg:y="2.7cm" svg:viewBox="0 0 9800 0" draw:points="0,0 3500,0 9800,0">
          <text:p/>
        </draw:polyline>
        <draw:line draw:style-name="gr1" draw:layer="layout" svg:x1="14.3cm" svg:y1="2.975cm" svg:x2="15.001cm" svg:y2="3.001cm">
          <text:p/>
        </draw:line>
        <draw:line draw:style-name="gr1" draw:layer="layout" svg:x1="2cm" svg:y1="8.7cm" svg:x2="2cm" svg:y2="9cm">
          <text:p/>
        </draw:line>
        <draw:line draw:style-name="gr1" draw:layer="layout" svg:x1="2.8cm" svg:y1="8.7cm" svg:x2="2.8cm" svg:y2="9cm">
          <text:p/>
        </draw:line>
        <draw:line draw:style-name="gr1" draw:layer="layout" svg:x1="6.501cm" svg:y1="8.7cm" svg:x2="6.475cm" svg:y2="9.001cm">
          <text:p/>
        </draw:line>
        <draw:line draw:style-name="gr1" draw:layer="layout" svg:x1="7.3cm" svg:y1="8.7cm" svg:x2="7.3cm" svg:y2="9cm">
          <text:p/>
        </draw:line>
        <draw:line draw:style-name="gr1" draw:layer="layout" svg:x1="1.3cm" svg:y1="8.7cm" svg:x2="1.999cm" svg:y2="8.7cm">
          <text:p/>
        </draw:line>
        <draw:line draw:style-name="gr1" draw:layer="layout" svg:x1="2.8cm" svg:y1="8.7cm" svg:x2="6.5cm" svg:y2="8.709cm">
          <text:p/>
        </draw:line>
        <draw:line draw:style-name="gr1" draw:layer="layout" svg:x1="7.3cm" svg:y1="9cm" svg:x2="9.999cm" svg:y2="9cm">
          <text:p/>
        </draw:line>
        <draw:line draw:style-name="gr1" draw:layer="layout" svg:x1="5cm" svg:y1="9cm" svg:x2="6.475cm" svg:y2="9cm">
          <text:p/>
        </draw:line>
        <draw:line draw:style-name="gr1" draw:layer="layout" svg:x1="2.8cm" svg:y1="9cm" svg:x2="5.024cm" svg:y2="9cm">
          <text:p/>
        </draw:line>
        <draw:line draw:style-name="gr1" draw:layer="layout" svg:x1="1.3cm" svg:y1="9cm" svg:x2="1.999cm" svg:y2="9cm">
          <text:p/>
        </draw:line>
        <draw:line draw:style-name="gr1" draw:layer="layout" svg:x1="1.3cm" svg:y1="9cm" svg:x2="1.3cm" svg:y2="12.199cm">
          <text:p/>
        </draw:line>
        <draw:line draw:style-name="gr1" draw:layer="layout" svg:x1="0.001cm" svg:y1="15cm" svg:x2="-0.3cm" svg:y2="15.301cm">
          <text:p/>
        </draw:line>
        <draw:line draw:style-name="gr2" draw:layer="layout" svg:x1="2cm" svg:y1="9cm" svg:x2="2cm" svg:y2="9.699cm">
          <text:p/>
        </draw:line>
        <draw:line draw:style-name="gr2" draw:layer="layout" svg:x1="6.5cm" svg:y1="9cm" svg:x2="6.5cm" svg:y2="9.799cm">
          <text:p/>
        </draw:line>
        <draw:line draw:style-name="gr2" draw:layer="layout" svg:x1="14.3cm" svg:y1="2cm" svg:x2="14.3cm" svg:y2="2.699cm">
          <text:p/>
        </draw:line>
        <draw:line draw:style-name="gr2" draw:layer="layout" svg:x1="1.3cm" svg:y1="1.3cm" svg:x2="1.3cm" svg:y2="1.699cm">
          <text:p/>
        </draw:line>
        <draw:line draw:style-name="gr2" draw:layer="layout" svg:x1="5cm" svg:y1="1.3cm" svg:x2="5cm" svg:y2="1.749cm">
          <text:p/>
        </draw:line>
        <draw:line draw:style-name="gr2" draw:layer="layout" svg:x1="9cm" svg:y1="1.3cm" svg:x2="9cm" svg:y2="1.799cm">
          <text:p/>
        </draw:line>
        <draw:line draw:style-name="gr2" draw:layer="layout" svg:x1="12cm" svg:y1="1.3cm" svg:x2="12cm" svg:y2="1.674cm">
          <text:p/>
        </draw:line>
        <draw:line draw:style-name="gr2" draw:layer="layout" svg:x1="12.3cm" svg:y1="1.3cm" svg:x2="12.3cm" svg:y2="1.674cm">
          <text:p/>
        </draw:line>
        <draw:line draw:style-name="gr2" draw:layer="layout" svg:x1="15cm" svg:y1="1.3cm" svg:x2="15cm" svg:y2="1.674cm">
          <text:p/>
        </draw:line>
        <draw:line draw:style-name="gr2" draw:layer="layout" svg:x1="15cm" svg:y1="1.3cm" svg:x2="15cm" svg:y2="1.675cm">
          <text:p/>
        </draw:line>
        <draw:line draw:style-name="gr2" draw:layer="layout" svg:x1="15.3cm" svg:y1="1.3cm" svg:x2="15.3cm" svg:y2="1.674cm">
          <text:p/>
        </draw:line>
        <draw:line draw:style-name="gr2" draw:layer="layout" svg:x1="18.5cm" svg:y1="1.2cm" svg:x2="18.5cm" svg:y2="1.699cm">
          <text:p/>
        </draw:line>
        <draw:line draw:style-name="gr2" draw:layer="layout" svg:x1="22cm" svg:y1="1.3cm" svg:x2="22cm" svg:y2="1.724cm">
          <text:p/>
        </draw:line>
        <draw:line draw:style-name="gr2" draw:layer="layout" svg:x1="25.7cm" svg:y1="1.3cm" svg:x2="25.7cm" svg:y2="1.624cm">
          <text:p/>
        </draw:line>
        <draw:line draw:style-name="gr2" draw:layer="layout" svg:x1="26.8cm" svg:y1="3cm" svg:x2="27.15cm" svg:y2="3cm">
          <text:p/>
        </draw:line>
        <draw:line draw:style-name="gr2" draw:layer="layout" svg:x1="26.8cm" svg:y1="7cm" svg:x2="27.275cm" svg:y2="7cm">
          <text:p/>
        </draw:line>
        <draw:line draw:style-name="gr2" draw:layer="layout" svg:x1="26.7cm" svg:y1="9cm" svg:x2="27.3cm" svg:y2="9cm">
          <text:p/>
        </draw:line>
        <draw:line draw:style-name="gr2" draw:layer="layout" svg:x1="26.7cm" svg:y1="12.2cm" svg:x2="27.25cm" svg:y2="12.2cm">
          <text:p/>
        </draw:line>
        <draw:line draw:style-name="gr4" draw:layer="layout" svg:x1="1.3cm" svg:y1="1.5cm" svg:x2="5cm" svg:y2="1.5cm">
          <text:p/>
        </draw:line>
        <draw:line draw:style-name="gr4" draw:layer="layout" svg:x1="5cm" svg:y1="1.5cm" svg:x2="8.999cm" svg:y2="1.5cm">
          <text:p/>
        </draw:line>
        <draw:line draw:style-name="gr4" draw:layer="layout" svg:x1="9cm" svg:y1="1.475cm" svg:x2="12.001cm" svg:y2="1.501cm">
          <text:p/>
        </draw:line>
        <draw:line draw:style-name="gr4" draw:layer="layout" svg:x1="12.3cm" svg:y1="1.5cm" svg:x2="14.999cm" svg:y2="1.5cm">
          <text:p/>
        </draw:line>
        <draw:line draw:style-name="gr4" draw:layer="layout" svg:x1="15.3cm" svg:y1="1.5cm" svg:x2="18.499cm" svg:y2="1.5cm">
          <text:p/>
        </draw:line>
        <draw:line draw:style-name="gr4" draw:layer="layout" svg:x1="18.5cm" svg:y1="1.5cm" svg:x2="21.999cm" svg:y2="1.5cm">
          <text:p/>
        </draw:line>
        <draw:line draw:style-name="gr4" draw:layer="layout" svg:x1="22cm" svg:y1="1.475cm" svg:x2="25.701cm" svg:y2="1.501cm">
          <text:p/>
        </draw:line>
        <draw:line draw:style-name="gr4" draw:layer="layout" svg:x1="27cm" svg:y1="3cm" svg:x2="27.026cm" svg:y2="7.001cm">
          <text:p/>
        </draw:line>
        <draw:line draw:style-name="gr4" draw:layer="layout" svg:x1="27cm" svg:y1="9cm" svg:x2="27cm" svg:y2="12.199cm">
          <text:p/>
        </draw:line>
        <draw:line draw:style-name="gr4" draw:layer="layout" svg:x1="5cm" svg:y1="13.5cm" svg:x2="10cm" svg:y2="13.5cm">
          <text:p/>
        </draw:line>
        <draw:line draw:style-name="gr4" draw:layer="layout" svg:x1="10cm" svg:y1="13.5cm" svg:x2="12cm" svg:y2="13.5cm">
          <text:p/>
        </draw:line>
        <draw:line draw:style-name="gr4" draw:layer="layout" svg:x1="27cm" svg:y1="7.3cm" svg:x2="27cm" svg:y2="8.699cm">
          <text:p/>
        </draw:line>
        <draw:line draw:style-name="gr2" draw:layer="layout" svg:x1="10cm" svg:y1="13.2cm" svg:x2="10cm" svg:y2="13.799cm">
          <text:p/>
        </draw:line>
        <draw:line draw:style-name="gr2" draw:layer="layout" svg:x1="12cm" svg:y1="13.2cm" svg:x2="12cm" svg:y2="13.825cm">
          <text:p/>
        </draw:line>
        <draw:line draw:style-name="gr2" draw:layer="layout" svg:x1="5cm" svg:y1="13.2cm" svg:x2="5cm" svg:y2="13.799cm">
          <text:p/>
        </draw:line>
        <draw:path draw:style-name="gr2" draw:layer="layout" svg:width="0.6cm" svg:height="0.6cm" svg:x="13.7cm" svg:y="2cm" svg:viewBox="0 0 601 601" svg:d="M0 601c0-53 7-105 20-156 28-101 81-194 156-269s168-128 269-156c51-13 103-20 156-20">
          <text:p/>
        </draw:path>
        <draw:path draw:style-name="gr2" draw:layer="layout" svg:width="0.7cm" svg:height="0.5cm" svg:x="13cm" svg:y="2cm" svg:viewBox="0 0 701 501" svg:d="M0 0c120 9 236 42 341 98 123 66 225 161 296 275 26 40 47 83 64 128">
          <text:p/>
        </draw:path>
        <draw:path draw:style-name="gr2" draw:layer="layout" svg:width="0.8cm" svg:height="0.675cm" svg:x="20cm" svg:y="6.325cm" svg:viewBox="0 0 801 676" svg:d="M801 0c-141 0-279 31-401 91-121 59-222 144-293 247-70 103-107 219-107 338">
          <text:p/>
        </draw:path>
        <draw:path draw:style-name="gr2" draw:layer="layout" svg:width="0.7cm" svg:height="0.7cm" svg:x="16.5cm" svg:y="6.3cm" svg:viewBox="0 0 701 701" svg:d="M701 0c-65 0-130 9-192 27-119 34-226 99-312 187-86 89-146 198-176 317-14 56-21 113-21 170">
          <text:p/>
        </draw:path>
        <draw:path draw:style-name="gr2" draw:layer="layout" svg:width="0.8cm" svg:height="0.7cm" svg:x="10cm" svg:y="6.3cm" svg:viewBox="0 0 801 701" svg:d="M0 0c140 0 278 33 400 94s223 150 294 256c70 107 107 228 107 351">
          <text:p/>
        </draw:path>
        <draw:path draw:style-name="gr2" draw:layer="layout" svg:width="0.7cm" svg:height="0.7cm" svg:x="6.5cm" svg:y="6.3cm" svg:viewBox="0 0 701 701" svg:d="M0 0c123 0 244 32 351 94 106 61 195 150 256 256 62 106 94 227 94 350v1">
          <text:p/>
        </draw:path>
        <draw:path draw:style-name="gr2" draw:layer="layout" svg:width="0.7cm" svg:height="0.7cm" svg:x="2cm" svg:y="6.3cm" svg:viewBox="0 0 701 701" svg:d="M0 0c123 0 244 32 351 94 106 61 195 150 256 256 62 106 94 227 94 350v1">
          <text:p/>
        </draw:path>
        <draw:path draw:style-name="gr2" draw:layer="layout" svg:width="0.8cm" svg:height="0.7cm" svg:x="2cm" svg:y="9cm" svg:viewBox="0 0 801 701" svg:d="M0 701c141 0 279-32 401-94 121-61 222-150 293-257 70-106 107-227 107-350">
          <text:p/>
        </draw:path>
        <draw:path draw:style-name="gr2" draw:layer="layout" svg:width="0.8cm" svg:height="0.8cm" svg:x="6.5cm" svg:y="9cm" svg:viewBox="0 0 801 801" svg:d="M0 801c141 0 279-37 401-107 121-71 222-172 293-293 70-122 107-260 107-401">
          <text:p/>
        </draw:path>
        <draw:path draw:style-name="gr2" draw:layer="layout" svg:width="0.7cm" svg:height="0.702cm" svg:x="16.5cm" svg:y="9cm" svg:viewBox="0 0 701 703" svg:d="M0 0c0 123 30 244 87 350 58 108 140 197 239 258 100 62 212 95 327 95 16 0 32-1 48-2">
          <text:p/>
        </draw:path>
        <draw:path draw:style-name="gr2" draw:layer="layout" svg:width="0.825cm" svg:height="0.7cm" svg:x="20cm" svg:y="9cm" svg:viewBox="0 0 826 701" svg:d="M0 0c0 123 38 244 111 350 72 107 176 195 302 257s268 94 413 94">
          <text:p/>
        </draw:path>
        <draw:path draw:style-name="gr2" draw:layer="layout" svg:width="0.575cm" svg:height="0.675cm" svg:x="23cm" svg:y="9.325cm" svg:viewBox="0 0 576 676" svg:d="M0 0c101 0 200 31 288 91 88 59 160 145 211 248 50 102 77 219 77 337">
          <text:p/>
        </draw:path>
        <draw:path draw:style-name="gr2" draw:layer="layout" svg:width="0.55cm" svg:height="0.7cm" svg:x="23cm" svg:y="11cm" svg:viewBox="0 0 551 701" svg:d="M0 0c97 0 192 32 276 94 83 62 153 150 201 257 48 106 74 227 74 350">
          <text:p/>
        </draw:path>
        <draw:path draw:style-name="gr2" draw:layer="layout" svg:width="0.8cm" svg:height="0.55cm" svg:x="23.5cm" svg:y="9.025cm" svg:viewBox="0 0 801 551" svg:d="M0 0c0 97 37 192 107 276 71 83 172 153 294 201 121 49 259 74 400 74">
          <text:p/>
        </draw:path>
        <draw:path draw:style-name="gr2" draw:layer="layout" svg:width="0.8cm" svg:height="0.75cm" svg:x="23.5cm" svg:y="6.3cm" svg:viewBox="0 0 801 751" svg:d="M0 751c0-132 37-261 107-375 71-115 172-209 293-275 122-66 260-101 401-101">
          <text:p/>
        </draw:path>
        <draw:frame draw:style-name="gr5" draw:text-style-name="P2" draw:layer="layout" svg:width="2cm" svg:height="0.664cm" svg:x="2cm" svg:y="0.818cm">
          <draw:text-box>
            <text:p text:style-name="P1"><text:span text:style-name="T1">3,75 m</text:span></text:p>
          </draw:text-box>
        </draw:frame>
        <draw:frame draw:style-name="gr5" draw:text-style-name="P2" draw:layer="layout" svg:width="2cm" svg:height="0.664cm" svg:x="6cm" svg:y="0.818cm">
          <draw:text-box>
            <text:p text:style-name="P1"><text:span text:style-name="T1">4,0 m</text:span></text:p>
          </draw:text-box>
        </draw:frame>
        <draw:frame draw:style-name="gr5" draw:text-style-name="P2" draw:layer="layout" svg:width="2cm" svg:height="0.664cm" svg:x="9.5cm" svg:y="0.668cm">
          <draw:text-box>
            <text:p text:style-name="P1"><text:span text:style-name="T1">3,0 m</text:span></text:p>
          </draw:text-box>
        </draw:frame>
        <draw:frame draw:style-name="gr5" draw:text-style-name="P2" draw:layer="layout" svg:width="1.5cm" svg:height="0.664cm" svg:x="13cm" svg:y="0.668cm">
          <draw:text-box>
            <text:p text:style-name="P1"><text:span text:style-name="T1">2,75 m</text:span></text:p>
          </draw:text-box>
        </draw:frame>
        <draw:frame draw:style-name="gr5" draw:text-style-name="P2" draw:layer="layout" svg:width="1.8cm" svg:height="0.664cm" svg:x="16cm" svg:y="0.668cm">
          <draw:text-box>
            <text:p text:style-name="P1"><text:span text:style-name="T1">3,25 m</text:span></text:p>
          </draw:text-box>
        </draw:frame>
        <draw:frame draw:style-name="gr5" draw:text-style-name="P2" draw:layer="layout" svg:width="1.6cm" svg:height="0.664cm" svg:x="19.4cm" svg:y="0.668cm">
          <draw:text-box>
            <text:p text:style-name="P1"><text:span text:style-name="T1">3,5 m</text:span></text:p>
          </draw:text-box>
        </draw:frame>
        <draw:frame draw:style-name="gr5" draw:text-style-name="P2" draw:layer="layout" svg:width="1.7cm" svg:height="0.664cm" svg:x="23cm" svg:y="0.668cm">
          <draw:text-box>
            <text:p text:style-name="P1"><text:span text:style-name="T1">3,75 m</text:span></text:p>
          </draw:text-box>
        </draw:frame>
        <draw:frame draw:style-name="gr5" draw:text-style-name="P2" draw:layer="layout" svg:width="2.5cm" svg:height="0.664cm" svg:x="6.5cm" svg:y="12.668cm">
          <draw:text-box>
            <text:p text:style-name="P1"><text:span text:style-name="T1">5,0 m</text:span></text:p>
          </draw:text-box>
        </draw:frame>
        <draw:frame draw:style-name="gr5" draw:text-style-name="P2" draw:layer="layout" svg:width="1cm" svg:height="0.664cm" svg:x="10.5cm" svg:y="12.668cm">
          <draw:text-box>
            <text:p text:style-name="P1"><text:span text:style-name="T1">2,0 m</text:span></text:p>
          </draw:text-box>
        </draw:frame>
        <draw:frame draw:style-name="gr5" draw:text-style-name="P2" draw:layer="layout" svg:width="1.2cm" svg:height="0.664cm" svg:x="27.3cm" svg:y="7.518cm">
          <draw:text-box>
            <text:p text:style-name="P1"><text:span text:style-name="T1">1,5 m</text:span></text:p>
          </draw:text-box>
        </draw:frame>
        <draw:frame draw:style-name="gr5" draw:text-style-name="P2" draw:layer="layout" svg:width="1.4cm" svg:height="0.664cm" svg:x="27.3cm" svg:y="4.468cm">
          <draw:text-box>
            <text:p text:style-name="P1"><text:span text:style-name="T1">4,0 m</text:span></text:p>
          </draw:text-box>
        </draw:frame>
        <draw:frame draw:style-name="gr6" draw:text-style-name="P3" draw:layer="layout" svg:width="24.5cm" svg:height="4.5cm" svg:x="1cm" svg:y="14.5cm">
          <draw:text-box>
            <text:p text:style-name="P1"><text:span text:style-name="T2">Rzut parteru siedziby firmy <text:s/>- skala 1:100</text:span></text:p>
            <text:p text:style-name="P1"><text:span text:style-name="T2">ściany nośne <text:s/>- szer. 0,3 m</text:span></text:p>
            <text:p text:style-name="P1"><text:span text:style-name="T2">ściany działowe – szer. <text:s/>0,12 cm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draw:frame draw:style-name="gr7" draw:text-style-name="P2" draw:layer="layout" svg:width="1.7cm" svg:height="0.7cm" svg:x="27.3cm" svg:y="10cm">
          <draw:text-box>
            <text:p text:style-name="P1"><text:span text:style-name="T1">3,2 m</text:span></text:p>
          </draw:text-box>
        </draw:frame>
        <draw:frame draw:style-name="gr5" draw:text-style-name="P2" draw:layer="layout" svg:width="1cm" svg:height="0.664cm" svg:x="24cm" svg:y="10.218cm">
          <draw:text-box>
            <text:p text:style-name="P1"><text:span text:style-name="T1">WC</text:span></text:p>
          </draw:text-box>
        </draw:frame>
        <draw:polyline draw:style-name="gr3" draw:layer="layout" svg:width="0cm" svg:height="1.999cm" svg:x="9cm" svg:y="3cm" svg:viewBox="0 0 0 2000" draw:points="0,0 0,2000 0,1925">
          <text:p/>
        </draw:polyline>
        <draw:line draw:style-name="gr3" draw:layer="layout" svg:x1="9cm" svg:y1="5.8cm" svg:x2="9cm" svg:y2="7cm">
          <text:p/>
        </draw:line>
        <draw:line draw:style-name="gr1" draw:layer="layout" svg:x1="9cm" svg:y1="6cm" svg:x2="9cm" svg:y2="6.275cm">
          <text:p/>
        </draw:line>
        <draw:line draw:style-name="gr2" draw:layer="layout" svg:x1="13cm" svg:y1="12.2cm" svg:x2="13cm" svg:y2="12.499cm">
          <text:p/>
        </draw:line>
        <draw:line draw:style-name="gr2" draw:layer="layout" svg:x1="14cm" svg:y1="12.2cm" svg:x2="14cm" svg:y2="12.499cm">
          <text:p/>
        </draw:line>
        <draw:line draw:style-name="gr2" draw:layer="layout" svg:x1="13cm" svg:y1="12.3cm" svg:x2="13.999cm" svg:y2="12.3cm">
          <text:p/>
        </draw:line>
        <draw:line draw:style-name="gr2" draw:layer="layout" svg:x1="13cm" svg:y1="12.5cm" svg:x2="13.999cm" svg:y2="12.5cm">
          <text:p/>
        </draw:line>
        <draw:line draw:style-name="gr2" draw:layer="layout" svg:x1="13cm" svg:y1="12.375cm" svg:x2="13.999cm" svg:y2="12.375cm">
          <text:p/>
        </draw:line>
        <draw:line draw:style-name="gr1" draw:layer="layout" svg:x1="7.3cm" svg:y1="8.7cm" svg:x2="10.499cm" svg:y2="8.7cm">
          <text:p/>
        </draw:line>
        <draw:line draw:style-name="gr1" draw:layer="layout" svg:x1="11.201cm" svg:y1="8.699cm" svg:x2="12.301cm" svg:y2="8.699cm">
          <text:p/>
        </draw:line>
        <draw:line draw:style-name="gr1" draw:layer="layout" svg:x1="10.5cm" svg:y1="8.7cm" svg:x2="10.5cm" svg:y2="9cm">
          <text:p/>
        </draw:line>
        <draw:line draw:style-name="gr1" draw:layer="layout" svg:x1="10cm" svg:y1="9cm" svg:x2="10.499cm" svg:y2="9cm">
          <text:p/>
        </draw:line>
        <draw:line draw:style-name="gr1" draw:layer="layout" svg:x1="11.201cm" svg:y1="9cm" svg:x2="12cm" svg:y2="9cm">
          <text:p/>
        </draw:line>
        <draw:line draw:style-name="gr1" draw:layer="layout" svg:x1="11.2cm" svg:y1="8.7cm" svg:x2="11.2cm" svg:y2="9cm">
          <text:p/>
        </draw:line>
        <draw:line draw:style-name="gr3" draw:layer="layout" svg:x1="10cm" svg:y1="11.3cm" svg:x2="10cm" svg:y2="12.199cm">
          <text:p/>
        </draw:line>
        <draw:line draw:style-name="gr3" draw:layer="layout" svg:x1="10cm" svg:y1="10.3cm" svg:x2="12cm" svg:y2="10.3cm">
          <text:p/>
        </draw:line>
        <draw:line draw:style-name="gr3" draw:layer="layout" svg:x1="10cm" svg:y1="10.5cm" svg:x2="10cm" svg:y2="9cm">
          <text:p/>
        </draw:line>
        <draw:line draw:style-name="gr2" draw:layer="layout" svg:x1="9.3cm" svg:y1="10.5cm" svg:x2="9.999cm" svg:y2="10.5cm">
          <text:p/>
        </draw:line>
        <draw:line draw:style-name="gr2" draw:layer="layout" svg:x1="11.2cm" svg:y1="8.1cm" svg:x2="11.2cm" svg:y2="8.699cm">
          <text:p/>
        </draw:line>
        <draw:path draw:style-name="gr2" draw:layer="layout" svg:width="0.75cm" svg:height="0.6cm" svg:x="10.45cm" svg:y="8.1cm" svg:viewBox="0 0 751 601" svg:d="M0 601c0-105 35-209 100-301 66-91 161-167 275-219 114-53 243-81 375-81h1">
          <text:p/>
        </draw:path>
        <draw:path draw:style-name="gr2" draw:layer="layout" svg:width="0.7cm" svg:height="0.8cm" svg:x="9.3cm" svg:y="10.5cm" svg:viewBox="0 0 701 801" svg:d="M0 0c0 141 32 279 94 401 61 121 150 222 257 293 106 70 227 107 350 107">
          <text:p/>
        </draw:path>
        <draw:g>
          <draw:polygon draw:style-name="gr8" draw:layer="layout" svg:width="0.8cm" svg:height="0.8cm" svg:x="10.2cm" svg:y="4.6cm" svg:viewBox="0 0 801 801" draw:points="0,801 801,801 801,0 0,0">
            <text:p/>
          </draw:polygon>
          <draw:frame draw:style-name="gr9" draw:text-style-name="P2" draw:layer="layout" svg:width="0.8cm" svg:height="0.8cm" svg:x="10.2cm" svg:y="4.6cm">
            <draw:text-box>
              <text:p text:style-name="P1"><text:span text:style-name="T3">A</text:span></text:p>
            </draw:text-box>
          </draw:frame>
        </draw:g>
        <draw:g>
          <draw:polygon draw:style-name="gr8" draw:layer="layout" svg:width="1cm" svg:height="1cm" svg:x="6.5cm" svg:y="4.5cm" svg:viewBox="0 0 1001 1001" draw:points="0,1001 1001,1001 1001,0 0,0">
            <text:p/>
          </draw:polygon>
          <draw:frame draw:style-name="gr10" draw:text-style-name="P2" draw:layer="layout" svg:width="1cm" svg:height="1cm" svg:x="6.5cm" svg:y="4.5cm">
            <draw:text-box>
              <text:p text:style-name="P1"><text:span text:style-name="T3">B</text:span></text:p>
            </draw:text-box>
          </draw:frame>
        </draw:g>
        <draw:g>
          <draw:polygon draw:style-name="gr8" draw:layer="layout" svg:width="1cm" svg:height="1cm" svg:x="2.5cm" svg:y="4.5cm" svg:viewBox="0 0 1001 1001" draw:points="0,1001 1001,1001 1001,0 0,0">
            <text:p/>
          </draw:polygon>
          <draw:frame draw:style-name="gr10" draw:text-style-name="P2" draw:layer="layout" svg:width="1cm" svg:height="1cm" svg:x="2.5cm" svg:y="4.5cm">
            <draw:text-box>
              <text:p text:style-name="P1"><text:span text:style-name="T3">C</text:span></text:p>
            </draw:text-box>
          </draw:frame>
        </draw:g>
        <draw:g>
          <draw:polygon draw:style-name="gr8" draw:layer="layout" svg:width="1cm" svg:height="1cm" svg:x="2.5cm" svg:y="10cm" svg:viewBox="0 0 1001 1001" draw:points="0,1001 1001,1001 1001,0 0,0">
            <text:p/>
          </draw:polygon>
          <draw:frame draw:style-name="gr10" draw:text-style-name="P2" draw:layer="layout" svg:width="1cm" svg:height="1cm" svg:x="2.5cm" svg:y="10cm">
            <draw:text-box>
              <text:p text:style-name="P1"><text:span text:style-name="T3">D</text:span></text:p>
            </draw:text-box>
          </draw:frame>
        </draw:g>
        <draw:g>
          <draw:polygon draw:style-name="gr8" draw:layer="layout" svg:width="1cm" svg:height="1cm" svg:x="7cm" svg:y="10cm" svg:viewBox="0 0 1001 1001" draw:points="0,1001 1001,1001 1001,0 0,0">
            <text:p/>
          </draw:polygon>
          <draw:frame draw:style-name="gr10" draw:text-style-name="P2" draw:layer="layout" svg:width="1cm" svg:height="1cm" svg:x="7cm" svg:y="10cm">
            <draw:text-box>
              <text:p text:style-name="P1"><text:span text:style-name="T3">E</text:span></text:p>
            </draw:text-box>
          </draw:frame>
        </draw:g>
        <draw:g>
          <draw:polygon draw:style-name="gr8" draw:layer="layout" svg:width="1cm" svg:height="1cm" svg:x="10.5cm" svg:y="10.7cm" svg:viewBox="0 0 1001 1001" draw:points="0,1001 1001,1001 1001,0 0,0">
            <text:p/>
          </draw:polygon>
          <draw:frame draw:style-name="gr10" draw:text-style-name="P2" draw:layer="layout" svg:width="1cm" svg:height="1cm" svg:x="10.5cm" svg:y="10.7cm">
            <draw:text-box>
              <text:p text:style-name="P1"><text:span text:style-name="T3">F</text:span></text:p>
            </draw:text-box>
          </draw:frame>
        </draw:g>
        <draw:g>
          <draw:polygon draw:style-name="gr8" draw:layer="layout" svg:width="0.7cm" svg:height="0.7cm" svg:x="10.3cm" svg:y="9.3cm" svg:viewBox="0 0 701 701" draw:points="0,701 701,701 701,0 0,0">
            <text:p/>
          </draw:polygon>
          <draw:frame draw:style-name="gr7" draw:text-style-name="P2" draw:layer="layout" svg:width="0.7cm" svg:height="0.7cm" svg:x="10.3cm" svg:y="9.3cm">
            <draw:text-box>
              <text:p text:style-name="P1"><text:span text:style-name="T4">G</text:span></text:p>
            </draw:text-box>
          </draw:frame>
        </draw:g>
        <draw:g>
          <draw:polygon draw:style-name="gr8" draw:layer="layout" svg:width="1cm" svg:height="1cm" svg:x="16.5cm" svg:y="10cm" svg:viewBox="0 0 1001 1001" draw:points="0,1001 1001,1001 1001,0 0,0">
            <text:p/>
          </draw:polygon>
          <draw:frame draw:style-name="gr10" draw:text-style-name="P2" draw:layer="layout" svg:width="1cm" svg:height="1cm" svg:x="16.5cm" svg:y="10cm">
            <draw:text-box>
              <text:p text:style-name="P1"><text:span text:style-name="T3">H</text:span></text:p>
            </draw:text-box>
          </draw:frame>
        </draw:g>
        <draw:g>
          <draw:polygon draw:style-name="gr8" draw:layer="layout" svg:width="1cm" svg:height="1cm" svg:x="20cm" svg:y="10cm" svg:viewBox="0 0 1001 1001" draw:points="0,1001 1001,1001 1001,0 0,0">
            <text:p/>
          </draw:polygon>
          <draw:frame draw:style-name="gr10" draw:text-style-name="P2" draw:layer="layout" svg:width="1cm" svg:height="1cm" svg:x="20cm" svg:y="10cm">
            <draw:text-box>
              <text:p text:style-name="P1"><text:span text:style-name="T3">I</text:span></text:p>
            </draw:text-box>
          </draw:frame>
        </draw:g>
        <draw:g>
          <draw:polygon draw:style-name="gr8" draw:layer="layout" svg:width="1cm" svg:height="1cm" svg:x="16.5cm" svg:y="4.5cm" svg:viewBox="0 0 1001 1001" draw:points="0,1001 1001,1001 1001,0 0,0">
            <text:p/>
          </draw:polygon>
          <draw:frame draw:style-name="gr10" draw:text-style-name="P2" draw:layer="layout" svg:width="1cm" svg:height="1cm" svg:x="16.5cm" svg:y="4.5cm">
            <draw:text-box>
              <text:p text:style-name="P1"><text:span text:style-name="T3">J</text:span></text:p>
            </draw:text-box>
          </draw:frame>
        </draw:g>
        <draw:g>
          <draw:polygon draw:style-name="gr8" draw:layer="layout" svg:width="1cm" svg:height="1cm" svg:x="19.7cm" svg:y="4.5cm" svg:viewBox="0 0 1001 1001" draw:points="0,1001 1001,1001 1001,0 0,0">
            <text:p/>
          </draw:polygon>
          <draw:frame draw:style-name="gr10" draw:text-style-name="P2" draw:layer="layout" svg:width="1cm" svg:height="1cm" svg:x="19.7cm" svg:y="4.5cm">
            <draw:text-box>
              <text:p text:style-name="P1"><text:span text:style-name="T3">K</text:span></text:p>
            </draw:text-box>
          </draw:frame>
        </draw:g>
        <draw:g>
          <draw:polygon draw:style-name="gr8" draw:layer="layout" svg:width="1cm" svg:height="1cm" svg:x="23.3cm" svg:y="4.5cm" svg:viewBox="0 0 1001 1001" draw:points="0,1001 1001,1001 1001,0 0,0">
            <text:p/>
          </draw:polygon>
          <draw:frame draw:style-name="gr10" draw:text-style-name="P2" draw:layer="layout" svg:width="1cm" svg:height="1cm" svg:x="23.3cm" svg:y="4.5cm">
            <draw:text-box>
              <text:p text:style-name="P1"><text:span text:style-name="T3">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0" draw:border="0%"/>
    <draw:gradient draw:name="Wypełnione" draw:style="linear" draw:start-color="#ffffff" draw:end-color="#cccccc" draw:start-intensity="100%" draw:end-intensity="100%" draw:angle="0" draw:border="0%"/>
    <draw:gradient draw:name="Wypełnione_20_czerwonym" draw:display-name="Wypełnione czerwonym" draw:style="linear" draw:start-color="#ff6d6d" draw:end-color="#c9211e" draw:start-intensity="100%" draw:end-intensity="100%" draw:angle="0" draw:border="0%"/>
    <draw:gradient draw:name="Wypełnione_20_zielonym" draw:display-name="Wypełnione zielonym" draw:style="linear" draw:start-color="#77bc65" draw:end-color="#127622" draw:start-intensity="100%" draw:end-intensity="100%" draw:angle="0" draw:border="0%"/>
    <draw:gradient draw:name="Wypełnione_20_żółtym" draw:display-name="Wypełnione żółtym" draw:style="linear" draw:start-color="#ffde59" draw:end-color="#b47804" draw:start-intensity="100%" draw:end-intensity="100%" draw:angle="0" draw:border="0%"/>
    <draw:marker draw:name="Arrow" svg:viewBox="0 0 20 30" svg:d="M10 0l-10 30h20z"/>
    <draw:marker draw:name="Marker_5f_0" draw:display-name="Marker_0" svg:viewBox="0 0 20 20" svg:d="M10 0l-10 20c7-3 13-3 20 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loext:opacity="100%"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Wypełnione_20_zielonym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date>2020-10-12T15:17:39.66</dc:date>
    <meta:creation-date>2015-04-19T12:29:49Z</meta:creation-date>
    <meta:generator>OpenOffice/4.1.6$Win32 OpenOffice.org_project/416m1$Build-9790</meta:generator>
    <meta:editing-duration>PT41M38S</meta:editing-duration>
    <meta:editing-cycles>6</meta:editing-cycles>
    <meta:document-statistic meta:object-count="290"/>
  </office:meta>
</office:document-meta>
</file>